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2207C3D8BDB5668CF52.jpg" manifest:media-type="image/jpeg"/>
  <manifest:file-entry manifest:full-path="Pictures/1000020100000373000000CFD01612F7C7463F18.png" manifest:media-type="image/png"/>
  <manifest:file-entry manifest:full-path="Pictures/1000000000000113000000B744A67CA863C9786C.png" manifest:media-type="image/png"/>
  <manifest:file-entry manifest:full-path="Pictures/100000000000013B000000A0A308FF6976EFA0F4.jpg" manifest:media-type="image/jpeg"/>
  <manifest:file-entry manifest:full-path="Pictures/10000000000002E200000302186DD3D6F0B0BCA4.jpg" manifest:media-type="image/jpeg"/>
  <manifest:file-entry manifest:full-path="Pictures/100002010000089800000205F01FBB13861C5833.png" manifest:media-type="image/png"/>
  <manifest:file-entry manifest:full-path="Pictures/100000000000034A000001B83C74F6B502C88B73.jpg" manifest:media-type="image/jpeg"/>
  <manifest:file-entry manifest:full-path="Pictures/100002010000026800000057B2FF22FC99B5A010.png" manifest:media-type="image/png"/>
  <manifest:file-entry manifest:full-path="Pictures/1000000000000113000000B778C53215A777A504.png" manifest:media-type="image/png"/>
  <manifest:file-entry manifest:full-path="Pictures/100002010000012C000000EA61E54A5F3885EE6C.png" manifest:media-type="image/png"/>
  <manifest:file-entry manifest:full-path="Pictures/100002010000002E0000002E6074D8EE56155C4D.png" manifest:media-type="image/png"/>
  <manifest:file-entry manifest:full-path="Pictures/1000000000000034000000343FB3F43192A0E2A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draw:auto-grow-height="true" fo:min-height="0.888cm"/>
    </style:style>
    <style:style style:name="pr8" style:family="presentation" style:parent-style-name="Title_20_and_20_Content-outline1">
      <style:graphic-properties draw:textarea-vertical-align="top"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fo:min-height="0.888cm"/>
    </style:style>
    <style:style style:name="pr11" style:family="presentation" style:parent-style-name="Title_20_and_20_Content-outline1">
      <style:graphic-properties fo:min-height="8.893cm"/>
    </style:style>
    <style:style style:name="pr12" style:family="presentation" style:parent-style-name="Title_20_and_20_Content-subtitle">
      <style:graphic-properties draw:fill-color="#ffffff" fo:min-height="9.143cm"/>
    </style:style>
    <style:style style:name="pr13" style:family="presentation" style:parent-style-name="Address-notes">
      <style:graphic-properties draw:fill-color="#ffffff" fo:min-height="13.365cm"/>
    </style:style>
    <style:style style:name="pr14" style:family="presentation" style:parent-style-name="Closing-notes">
      <style:graphic-properties draw:fill-color="#ffffff" fo:min-height="13.365cm"/>
    </style:style>
    <style:style style:name="P1" style:family="paragraph">
      <loext:graphic-properties draw:fill="solid" draw:fill-color="#0093dd"/>
      <style:paragraph-properties fo:text-align="start" style:font-independent-line-spacing="true"/>
      <style:text-properties fo:color="#ffffff" fo:font-size="20pt" style:font-size-asian="20pt" style:font-size-complex="2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line-height="100%"/>
    </style:style>
    <style:style style:name="P8" style:family="paragraph">
      <style:paragraph-properties fo:margin-top="0cm" fo:margin-bottom="0.5cm"/>
      <style:text-properties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1" draw:layer="layout" svg:width="18.414cm" svg:height="1.269cm" svg:x="1.906cm" svg:y="5.716cm" presentation:class="title" presentation:user-transformed="true">
          <draw:text-box>
            <text:p><text:span text:style-name="T1">GNU DEBUGGER</text:span></text:p>
          </draw:text-box>
        </draw:frame>
        <draw:frame draw:name="Text Placeholder 2" presentation:style-name="pr2" draw:text-style-name="P2" draw:layer="layout" svg:width="14.604cm" svg:height="1.057cm" svg:x="1.905cm" svg:y="6.985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2">Contents</text:span></text:p>
          </draw:text-box>
        </draw:frame>
        <draw:frame draw:name="Content Placeholder 4" presentation:style-name="pr5" draw:text-style-name="P2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5"><text:span text:style-name="T3">In</text:span><text:span text:style-name="T4">troduction</text:span></text:p>
              </text:list-item>
              <text:list-item>
                <text:p text:style-name="P5"><text:span text:style-name="T4">Options</text:span></text:p>
              </text:list-item>
              <text:list-item>
                <text:p text:style-name="P5"><text:span text:style-name="T4">GDB Commands</text:span></text:p>
                <text:list>
                  <text:list-item>
                    <text:p><text:span text:style-name="T4">Execution of program</text:span></text:p>
                  </text:list-item>
                  <text:list-item>
                    <text:p><text:span text:style-name="T4">Watchpoints and Breakpoints</text:span></text:p>
                  </text:list-item>
                  <text:list-item>
                    <text:p><text:span text:style-name="T4">Execution Control</text:span></text:p>
                  </text:list-item>
                  <text:list-item>
                    <text:p><text:span text:style-name="T4">Program stack</text:span></text:p>
                  </text:list-item>
                </text:list>
              </text:list-item>
              <text:list-item>
                <text:p text:style-name="P5"><text:span text:style-name="T4">Applications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draw:frame presentation:style-name="pr7" draw:text-style-name="P6" draw:layer="layout" svg:width="18.202cm" svg:height="0.888cm" svg:x="0.212cm" svg:y="0.169cm" presentation:class="title">
          <draw:text-box>
            <text:p><text:span text:style-name="T2">Introduction</text:span></text:p>
          </draw:text-box>
        </draw:frame>
        <draw:frame presentation:style-name="pr8" draw:layer="layout" svg:width="19.616cm" svg:height="9.143cm" svg:x="0.347cm" svg:y="1.857cm" presentation:class="outline" presentation:user-transformed="true">
          <draw:text-box>
            <text:list text:style-name="L2">
              <text:list-item>
                <text:p text:style-name="P7">GDB is the GNU Project Debugger</text:p>
              </text:list-item>
              <text:list-item>
                <text:p text:style-name="P7">Written by Richard Stallmen in 1986</text:p>
              </text:list-item>
              <text:list-item>
                <text:p text:style-name="P7">Now maintained by Free Software Foundation</text:p>
              </text:list-item>
              <text:list-item>
                <text:p text:style-name="P7">A standardized debugging data format associated with ELF object format – DWARF <text:s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Introduction cont...</text:span></text:p>
          </draw:text-box>
        </draw:frame>
        <draw:frame presentation:style-name="pr11" draw:text-style-name="P8" draw:layer="layout" svg:width="19.616cm" svg:height="9.143cm" svg:x="0.347cm" svg:y="1.482cm" presentation:class="outline">
          <draw:text-box>
            <text:list text:style-name="L2">
              <text:list-item>
                <text:p text:style-name="P8"><text:span text:style-name="T4">GNU Debugger</text:span></text:p>
                <text:list>
                  <text:list-item>
                    <text:p text:style-name="P9"><text:span text:style-name="T4">The purpose of a debugger <text:s/>is to allow us <text:s/>to see what is </text:span><text:span text:style-name="T4">going on “inside” another program while it executes or what </text:span><text:span text:style-name="T4">another program was doing at the moment it crashed.</text:span></text:p>
                  </text:list-item>
                </text:list>
              </text:list-item>
              <text:list-item>
                <text:p text:style-name="P8"><text:span text:style-name="T4">GDB can help in catching bugs in the act by</text:span></text:p>
                <text:list>
                  <text:list-item>
                    <text:p><text:span text:style-name="T4">Make your program stop on specified conditions.</text:span></text:p>
                  </text:list-item>
                  <text:list-item>
                    <text:p><text:span text:style-name="T4">Examine what has happened, when your program has </text:span><text:span text:style-name="T4">stopped. </text:span></text:p>
                  </text:list-item>
                  <text:list-item>
                    <text:p><text:span text:style-name="T4">Change things in the program, so we can experiment with </text:span><text:span text:style-name="T4">correcting the effects of one bug and go on to learn about </text:span><text:span text:style-name="T4">another. <text:s text:c="2"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Options</text:span></text:p>
          </draw:text-box>
        </draw:frame>
        <draw:frame presentation:style-name="pr11" draw:text-style-name="P9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9"><text:span text:style-name="T2">Levels of Debugging information <text:s/></text:span><text:span text:style-name="T5">gcc -o file -g </text:span><text:span text:style-name="T5">filename.c</text:span></text:p>
              </text:list-item>
              <text:list-item>
                <text:p text:style-name="P9"><text:span text:style-name="T5">-g0</text:span><text:span text:style-name="T2"> </text:span></text:p>
                <text:list>
                  <text:list-item>
                    <text:p text:style-name="P9"><text:span text:style-name="T2">No debugging information</text:span></text:p>
                  </text:list-item>
                </text:list>
              </text:list-item>
              <text:list-item>
                <text:p text:style-name="P9"><text:span text:style-name="T5">-g1</text:span></text:p>
                <text:list>
                  <text:list-item>
                    <text:p text:style-name="P9"><text:span text:style-name="T2">Minimal information</text:span></text:p>
                  </text:list-item>
                </text:list>
              </text:list-item>
              <text:list-item>
                <text:p text:style-name="P9"><text:span text:style-name="T5">-g2</text:span></text:p>
                <text:list>
                  <text:list-item>
                    <text:p text:style-name="P9"><text:span text:style-name="T2">Default level</text:span></text:p>
                  </text:list-item>
                </text:list>
              </text:list-item>
              <text:list-item>
                <text:p text:style-name="P9"><text:span text:style-name="T5">-g3</text:span></text:p>
                <text:list>
                  <text:list-item>
                    <text:p text:style-name="P9"><text:span text:style-name="T2">Includes extra information such as macro </text:span><text:span text:style-name="T2">defini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draw:frame presentation:style-name="pr10" draw:text-style-name="P6" draw:layer="layout" svg:width="18.202cm" svg:height="0.888cm" svg:x="0.212cm" svg:y="0.169cm" presentation:class="title" presentation:user-transformed="true">
          <draw:text-box>
            <text:p text:style-name="P6"><text:span text:style-name="T2">GDB Commands</text:span></text:p>
          </draw:text-box>
        </draw:frame>
        <draw:frame presentation:style-name="pr11" draw:layer="layout" svg:width="19.616cm" svg:height="9.143cm" svg:x="0.347cm" svg:y="1.482cm" presentation:class="outline">
          <draw:text-box>
            <text:list text:style-name="L2">
              <text:list-item>
                <text:p>Execution of program</text:p>
                <text:list>
                  <text:list-item>
                    <text:p><text:span text:style-name="T6">run</text:span><text:span text:style-name="T4"> start program with current argument in the list</text:span></text:p>
                  </text:list-item>
                  <text:list-item>
                    <text:p><text:span text:style-name="T6">set args</text:span><text:span text:style-name="T4"> specify empty argument list</text:span></text:p>
                  </text:list-item>
                  <text:list-item>
                    <text:p><text:span text:style-name="T6">show args</text:span><text:span text:style-name="T4"> display argument list </text:span></text:p>
                  </text:list-item>
                  <text:list-item>
                    <text:p><text:span text:style-name="T6">kill</text:span><text:span text:style-name="T4"> kill running proces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Commands cont…</text:span></text:p>
          </draw:text-box>
        </draw:frame>
        <draw:frame presentation:style-name="pr11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Watchpoints and Breakpoints</text:p>
                <text:list>
                  <text:list-item>
                    <text:p><text:span text:style-name="T7">break arg</text:span><text:span text:style-name="T4"> stops execution when it reaches specified line </text:span></text:p>
                    <text:list>
                      <text:list-header>
                        <text:p><text:span text:style-name="T4">eg: break function name,line number, +/- offset</text:span></text:p>
                      </text:list-header>
                    </text:list>
                  </text:list-item>
                  <text:list-item>
                    <text:p><text:span text:style-name="T6">watch expr</text:span><text:span text:style-name="T4"> stops whever value of expr changes</text:span></text:p>
                  </text:list-item>
                  <text:list-item>
                    <text:p><text:span text:style-name="T6">delete</text:span><text:span text:style-name="T4"> deletes all breakpoints and watchpoints</text:span></text:p>
                  </text:list-item>
                  <text:list-item>
                    <text:p><text:span text:style-name="T6">info break</text:span><text:span text:style-name="T4"> show defined break points</text:span></text:p>
                  </text:list-item>
                  <text:list-item>
                    <text:p><text:span text:style-name="T6">info watch</text:span><text:span text:style-name="T4"> show defined watch points 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 xml:id="id8" draw:id="id8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Commands cont...</text:span></text:p>
          </draw:text-box>
        </draw:frame>
        <draw:frame presentation:style-name="pr11" draw:layer="layout" svg:width="19.616cm" svg:height="9.143cm" svg:x="0.4cm" svg:y="1.457cm" presentation:class="outline" presentation:user-transformed="true">
          <draw:text-box draw:corner-radius="0.253cm">
            <text:list text:style-name="L2">
              <text:list-item>
                <text:p>Execution Control</text:p>
                <text:list>
                  <text:list-item>
                    <text:p><text:span text:style-name="T6">continue</text:span><text:span text:style-name="T4"> continue running until breakpoint is reached</text:span></text:p>
                  </text:list-item>
                  <text:list-item>
                    <text:p><text:span text:style-name="T6">step</text:span><text:span text:style-name="T4"> execute until another line is reached</text:span></text:p>
                  </text:list-item>
                  <text:list-item>
                    <text:p><text:span text:style-name="T6">stepi</text:span><text:span text:style-name="T4"> step by machine instruction rather than source line </text:span></text:p>
                  </text:list-item>
                  <text:list-item>
                    <text:p><text:span text:style-name="T6">next</text:span><text:span text:style-name="T4"> execute next line ,including function calls</text:span></text:p>
                  </text:list-item>
                  <text:list-item>
                    <text:p><text:span text:style-name="T6">nexti </text:span><text:span text:style-name="T4">next machine instruction rather than source line </text:span></text:p>
                  </text:list-item>
                  <text:list-item>
                    <text:p><text:span text:style-name="T6">set</text:span><text:span text:style-name="T4"> var=expr altering the program variables</text:span></text:p>
                  </text:list-item>
                  <text:list-item>
                    <text:p><text:span text:style-name="T6">finish</text:span><text:span text:style-name="T4"> run until selected stack frame returns</text:span></text:p>
                  </text:list-item>
                  <text:list-item>
                    <text:p><text:span text:style-name="T6">return</text:span><text:span text:style-name="T4"> pop selected stack frame without execut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Commands cont...</text:span></text:p>
          </draw:text-box>
        </draw:frame>
        <draw:frame presentation:style-name="pr11" draw:layer="layout" svg:width="19.616cm" svg:height="9.143cm" svg:x="0.347cm" svg:y="1.482cm" presentation:class="outline">
          <draw:text-box>
            <text:list text:style-name="L2">
              <text:list-item>
                <text:p>Program stack</text:p>
                <text:list>
                  <text:list-item>
                    <text:p><text:span text:style-name="T6">backtrace</text:span><text:span text:style-name="T4"> print trace of all frames in a stack</text:span></text:p>
                  </text:list-item>
                  <text:list-item>
                    <text:p><text:span text:style-name="T6">frame [n]</text:span><text:span text:style-name="T4"> select frame number n</text:span></text:p>
                  </text:list-item>
                  <text:list-item>
                    <text:p><text:span text:style-name="T6">up [n]</text:span><text:span text:style-name="T4"> select frame n frames up</text:span></text:p>
                  </text:list-item>
                  <text:list-item>
                    <text:p><text:span text:style-name="T6">down [n] </text:span><text:span text:style-name="T4">select frame n frames down </text:span></text:p>
                  </text:list-item>
                  <text:list-item>
                    <text:p><text:span text:style-name="T6">info args</text:span><text:span text:style-name="T4"> arguments of selected frame</text:span></text:p>
                  </text:list-item>
                  <text:list-item>
                    <text:p><text:span text:style-name="T6">info locals</text:span><text:span text:style-name="T4"> local variables of selected frame</text:span></text:p>
                  </text:list-item>
                  <text:list-item>
                    <text:p><text:span text:style-name="T6">info reg </text:span><text:span text:style-name="T4">register values of selected fra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draw:frame presentation:style-name="pr10" draw:text-style-name="P6" draw:layer="layout" svg:width="18.202cm" svg:height="0.888cm" svg:x="0.212cm" svg:y="0.169cm" presentation:class="title">
          <draw:text-box>
            <text:p text:style-name="P6"><text:span text:style-name="T2">Applications</text:span></text:p>
          </draw:text-box>
        </draw:frame>
        <draw:frame presentation:style-name="pr11" draw:layer="layout" svg:width="19.616cm" svg:height="9.143cm" svg:x="0.347cm" svg:y="1.482cm" presentation:class="outline">
          <draw:text-box>
            <text:list text:style-name="L2">
              <text:list-item>
                <text:p>Remote Debugging</text:p>
              </text:list-item>
              <text:list-item>
                <text:p>Used to debug Multi threaded application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0" xml:id="id11" draw:id="id11"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12" draw:text-style-name="P3" draw:layer="layout" svg:width="19.616cm" svg:height="9.143cm" svg:x="0.347cm" svg:y="1.482cm" presentation:class="subtitle">
          <draw:text-box>
            <text:p>Queries..?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0" xml:id="id12" draw:id="id12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12" draw:text-style-name="P3" draw:layer="layout" svg:width="19.616cm" svg:height="9.143cm" svg:x="0.347cm" svg:y="1.482cm" presentation:class="subtitle">
          <draw:text-box>
            <text:p>Feedback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ddress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osing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/>
    </style:style>
    <style:style style:name="MP12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9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715cm" presentation:class="title" presentation:user-transformed="true">
        <draw:text-box>
          <text:p text:style-name="MP9"><text:span text:style-name="MT3">Click to edit the title text formatPresentation Title</text:span></text:p>
        </draw:text-box>
      </draw:frame>
      <draw:frame draw:name="Picture 6" draw:style-name="Mgr4" draw:text-style-name="MP6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3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8" draw:layer="backgroundobjects" svg:width="7.111cm" svg:height="0.38cm" svg:x="6.604cm" svg:y="10.837cm">
        <text:p text:style-name="MP14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0.319cm" svg:height="0.482cm" svg:x="0cm" svg:y="10.947cm">
        <text:p text:style-name="MP19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Content Placeholder 2" presentation:style-name="Mpr5" draw:text-style-name="MP13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</text:span><text:span text:style-name="MT6">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7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18" draw:layer="backgroundobjects" svg:width="18.202cm" svg:height="0.888cm" svg:x="0.212cm" svg:y="0.169cm" presentation:class="title" presentation:user-transformed="true">
        <draw:text-box>
          <text:p text:style-name="MP9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9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10" draw:style-name="Mgr5" draw:text-style-name="MP20" draw:layer="backgroundobjects" svg:width="4.524cm" svg:height="0.425cm" svg:x="7.441cm" svg:y="10.072cm">
        <text:p text:style-name="MP19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44A67CA863C9786C.png" xlink:type="simple" xlink:show="embed" xlink:actuate="onLoad">
              <text:p/>
            </draw:image>
          </draw:frame>
          <draw:custom-shape draw:name="Rectangle 16" draw:style-name="Mgr9" draw:text-style-name="MP20" draw:layer="layout" svg:width="5.418cm" svg:height="1.464cm" svg:x="1.02cm" svg:y="8.141cm">
            <text:p text:style-name="MP21"><text:span text:style-name="MT14">Global Village</text:span></text:p>
            <text:p text:style-name="MP21"><text:span text:style-name="MT14">IT SEZ</text:span></text:p>
            <text:p text:style-name="MP21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78C53215A777A504.png" xlink:type="simple" xlink:show="embed" xlink:actuate="onLoad">
              <text:p/>
            </draw:image>
          </draw:frame>
          <draw:custom-shape draw:name="Rectangle 18" draw:style-name="Mgr9" draw:text-style-name="MP20" draw:layer="layout" svg:width="5.409cm" svg:height="1.464cm" svg:x="13.89cm" svg:y="8.141cm">
            <text:p text:style-name="MP21"><text:span text:style-name="MT14">Raheja Mindspace</text:span></text:p>
            <text:p text:style-name="MP21"><text:span text:style-name="MT14">IT Park</text:span></text:p>
            <text:p text:style-name="MP21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13B000000A0A308FF6976EFA0F4.jpg" xlink:type="simple" xlink:show="embed" xlink:actuate="onLoad">
              <text:p/>
            </draw:image>
          </draw:frame>
          <draw:custom-shape draw:name="Rectangle 20" draw:style-name="Mgr9" draw:text-style-name="MP20" draw:layer="layout" svg:width="5.409cm" svg:height="1.464cm" svg:x="7.459cm" svg:y="8.141cm">
            <text:p text:style-name="MP21"><text:span text:style-name="MT14">South Main Street </text:span></text:p>
            <text:p text:style-name="MP21"><text:span text:style-name="MT14">Milpitas</text:span></text:p>
            <text:p text:style-name="MP21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20" draw:layer="backgroundobjects" svg:width="13.715cm" svg:height="0.867cm" svg:x="3.302cm" svg:y="0.882cm">
        <text:p text:style-name="MP19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B83C74F6B502C88B73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6074D8EE56155C4D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9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7" draw:style-name="Mgr10" draw:text-style-name="MP20" draw:layer="backgroundobjects" svg:width="7.28cm" svg:height="5.259cm" svg:x="12.404cm" svg:y="5.042cm">
        <text:p text:style-name="MP22"><text:span text:style-name="MT19">Fairness</text:span></text:p>
        <text:p text:style-name="MP22"><text:span text:style-name="MT19">Learning</text:span></text:p>
        <text:p text:style-name="MP22"><text:span text:style-name="MT19">Responsibility</text:span></text:p>
        <text:p text:style-name="MP22"><text:span text:style-name="MT19">Innovation</text:span></text:p>
        <text:p text:style-name="MP22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23" draw:layer="backgroundobjects" svg:width="16.086cm" svg:height="1.038cm" svg:x="0cm" svg:y="3.175cm">
        <text:p text:style-name="MP19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6.116cm" svg:height="1.433cm" svg:x="12.986cm" svg:y="0.894cm">
        <draw:image xlink:href="Pictures/1000020100000373000000CFD01612F7C7463F18.png" xlink:type="simple" xlink:show="embed" xlink:actuate="onLoad">
          <text:p/>
        </draw:image>
      </draw:frame>
      <draw:frame draw:name="Picture 9" draw:style-name="Mgr4" draw:text-style-name="MP6" draw:layer="backgroundobjects" svg:width="6.476cm" svg:height="6.275cm" svg:x="4.805cm" svg:y="4.731cm">
        <draw:image xlink:href="Pictures/1000000000000231000002207C3D8BDB5668CF52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393</meta:editing-cycles>
    <meta:creation-date>2017-01-07T15:13:34.898055602</meta:creation-date>
    <dc:date>2017-01-08T16:29:38.883601467</dc:date>
    <meta:editing-duration>PT4H24M17S</meta:editing-duration>
    <meta:generator>LibreOffice/5.1.2.2$Linux_X86_64 LibreOffice_project/10m0$Build-2</meta:generator>
    <meta:document-statistic meta:object-count="1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